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5in" fo:text-align="start" style:justify-single-word="false" style:text-autospace="none"/>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2" style:family="paragraph" style:parent-style-name="Standard" style:list-style-name="">
      <style:paragraph-properties style:line-height-at-least="0.3472in" fo:text-align="start" style:justify-single-word="false" style:text-autospace="none"/>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3" style:family="paragraph" style:parent-style-name="Standard" style:list-style-name="L1">
      <style:paragraph-properties style:line-height-at-least="0.3472in" fo:text-align="start" style:justify-single-word="false" style:text-autospace="none"/>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4" style:family="paragraph" style:parent-style-name="Standard" style:list-style-name="">
      <style:paragraph-properties style:line-height-at-least="0.25in" fo:text-align="start" style:justify-single-word="false" style:text-autospace="none"/>
      <style:text-properties fo:color="#999999"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5" style:family="paragraph" style:parent-style-name="Standard">
      <style:text-properties fo:font-size="16pt" style:font-size-asian="16pt" style:font-size-complex="16pt"/>
    </style:style>
    <style:style style:name="P6" style:family="paragraph" style:parent-style-name="Standard" style:list-style-name="">
      <style:paragraph-properties fo:margin-top="0in" fo:margin-bottom="0.1665in" style:line-height-at-least="0.25in" fo:text-align="start" style:justify-single-word="false" style:text-autospace="none"/>
      <style:text-properties fo:font-size="22pt" fo:font-weight="bold" style:font-size-asian="22pt" style:font-weight-asian="bold" style:font-size-complex="22pt" style:font-weight-complex="bold"/>
    </style:style>
    <style:style style:name="P7" style:family="paragraph" style:parent-style-name="Standard" style:list-style-name="">
      <style:paragraph-properties fo:margin-top="0in" fo:margin-bottom="0.25in" style:line-height-at-least="0.25in" fo:text-align="start" style:justify-single-word="false" style:text-autospace="none"/>
      <style:text-properties style:use-window-font-color="true" style:font-name="Verdana" fo:font-size="16pt" fo:font-style="italic" fo:font-weight="normal" style:font-name-asian="Verdana" style:font-size-asian="16pt" style:font-style-asian="italic" style:font-weight-asian="normal" style:font-name-complex="Verdana" style:font-size-complex="16pt" style:font-style-complex="italic" style:font-weight-complex="normal"/>
    </style:style>
    <style:style style:name="P8"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9" style:family="paragraph" style:parent-style-name="Standard" style:list-style-name="L1">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10"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11"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12"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13"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14"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T1" style:family="text">
      <style:text-properties style:use-window-font-color="true"/>
    </style:style>
    <style:style style:name="T2" style:family="text">
      <style:text-properties style:use-window-font-color="true" style:font-name="Verdana" fo:font-size="11pt" style:font-name-asian="Verdana" style:font-size-asian="11pt" style:font-name-complex="Verdana" style:font-size-complex="11pt"/>
    </style:style>
    <style:style style:name="T3" style:family="text">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T4" style:family="text">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T5" style:family="text">
      <style:text-properties style:use-window-font-color="true" style:font-name="Verdana" fo:font-size="11pt" fo:font-style="italic" style:font-name-asian="Verdana" style:font-size-asian="11pt" style:font-style-asian="italic" style:font-name-complex="Verdana" style:font-size-complex="11pt" style:font-style-complex="italic"/>
    </style:style>
    <style:style style:name="T6"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style:style style:name="T7"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8" style:family="text">
      <style:text-properties style:font-name="Verdana"/>
    </style:style>
    <style:style style:name="T9" style:family="text">
      <style:text-properties style:font-name-asian="Verdana"/>
    </style:style>
    <style:style style:name="T10" style:family="text">
      <style:text-properties style:font-name-complex="Verdana"/>
    </style:style>
    <style:style style:name="T11" style:family="text">
      <style:text-properties fo:font-size="18pt"/>
    </style:style>
    <style:style style:name="T12" style:family="text">
      <style:text-properties style:font-size-asian="18pt"/>
    </style:style>
    <style:style style:name="T13" style:family="text">
      <style:text-properties style:font-size-complex="18p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est Blueberry Muffins</text:p>
      <text:p text:style-name="P1">Makes 12 muffins</text:p>
      <text:p text:style-name="P7">If buttermilk is unavailable, substitute 3/4 cup plain whole-milk or low-fat yogurt thinned with 1/4 cup milk.</text:p>
      <text:p text:style-name="P1">INGREDIENTS</text:p>
      <text:p text:style-name="P1">LEMON-SUGAR TOPPING</text:p>
      <text:p text:style-name="P11"><text:span text:style-name="T7"><text:tab/><text:tab/>1/3</text:span><text:span text:style-name="T6"> cup sugar (2 1/3 ounces)</text:span></text:p>
      <text:p text:style-name="P11"><text:span text:style-name="T7"><text:tab/><text:tab/>1 1/2</text:span><text:span text:style-name="T6"> teaspoons finely grated zest from 1 lemon</text:span></text:p>
      <text:p text:style-name="P1">MUFFINS</text:p>
      <text:p text:style-name="P11"><text:span text:style-name="T7"><text:tab/><text:tab/>2</text:span><text:span text:style-name="T6"> cups fresh blueberries (about 10 ounces), picked over</text:span></text:p>
      <text:p text:style-name="P11"><text:span text:style-name="T7"><text:tab/><text:tab/>1 1/8</text:span><text:span text:style-name="T6"> cups sugar (8 ounces) plus 1 teaspoon</text:span></text:p>
      <text:p text:style-name="P11"><text:span text:style-name="T7"><text:tab/><text:tab/>2 1/2</text:span><text:span text:style-name="T6"> cups unbleached all-purpose flour (12 1/2 ounces)</text:span></text:p>
      <text:p text:style-name="P11"><text:span text:style-name="T7"><text:tab/><text:tab/>2 1/2</text:span><text:span text:style-name="T6"> teaspoons baking powder</text:span></text:p>
      <text:p text:style-name="P11"><text:span text:style-name="T7"><text:tab/><text:tab/>1</text:span><text:span text:style-name="T6"> teaspoon table salt</text:span></text:p>
      <text:p text:style-name="P11"><text:span text:style-name="T7"><text:tab/><text:tab/>2</text:span><text:span text:style-name="T6"> large eggs</text:span></text:p>
      <text:p text:style-name="P11"><text:span text:style-name="T7"><text:tab/><text:tab/>4</text:span><text:span text:style-name="T6"> tablespoons (1/2 stick) unsalted butter , melted and cooled slightly</text:span></text:p>
      <text:p text:style-name="P11"><text:span text:style-name="T7"><text:tab/><text:tab/>1/4</text:span><text:span text:style-name="T6"> cup vegetable oil</text:span></text:p>
      <text:p text:style-name="P11"><text:span text:style-name="T7"><text:tab/><text:tab/>1</text:span><text:span text:style-name="T6"> cup buttermilk (see note)</text:span></text:p>
      <text:p text:style-name="P11"><text:span text:style-name="T7"><text:tab/><text:tab/>1 1/2</text:span><text:span text:style-name="T6"> teaspoons vanilla extract</text:span></text:p>
      <text:p text:style-name="P1"/>
      <text:p text:style-name="P1"/>
      <text:p text:style-name="P1">INSTRUCTIONS</text:p>
      <text:p text:style-name="P12"><text:span text:style-name="T7"><text:tab/><text:tab/>FOR THE TOPPING:</text:span><text:span text:style-name="T6"> Stir together sugar and lemon zest in small bowl until combined; set aside.</text:span></text:p>
      <text:p text:style-name="P12"><text:span text:style-name="T7"><text:tab/><text:tab/></text:span></text:p>
      <text:p text:style-name="P12"><text:span text:style-name="T7"/></text:p>
      <text:p text:style-name="P12"><text:soft-page-break/><text:span text:style-name="T7"/></text:p>
      <text:p text:style-name="P12"><text:span text:style-name="T7"/></text:p>
      <text:p text:style-name="P12"><text:span text:style-name="T7"><text:s text:c="6"/>FOR THE MUFFINS:</text:span><text:span text:style-name="T6"> Adjust oven rack to upper-middle position and heat oven to 425 degrees. Spray standard muffin tin with nonstick cooking spray. Bring 1 cup blueberries and 1 teaspoon sugar to simmer in small saucepan over medium heat. Cook, mashing berries with spoon several times and stirring frequently, until berries have broken down and mixture is thickened and reduced to ¼ cup, about 6 minutes. Transfer to small bowl and cool to room temperature, 10 to 15 minutes. </text:span></text:p>
      <text:p text:style-name="P8"><text:tab/><text:tab/>Whisk flour, baking powder, and salt together in large bowl. Whisk remaining 1 1/8 cups sugar and eggs together in medium bowl until thick and homogeneous, about 45 seconds. Slowly whisk in butter and oil until combined. Whisk in buttermilk and vanilla until combined. Using rubber spatula, fold egg mixture and remaining cup blueberries into flour mixture until just moistened. (Batter will be very lumpy with few spots of dry flour; do not overmix.)</text:p>
      <text:p text:style-name="P8"><text:tab/><text:tab/>Following photos below, use ice cream scoop or large spoon to divide batter equally among prepared muffin cups (batter should completely fill cups and mound slightly). Spoon teaspoon of cooked berry mixture into center of each mound of batter. Using chopstick or skewer, gently swirl berry filling into batter using figure-eight motion. Sprinkle lemon sugar evenly over muffins.</text:p>
      <text:list xml:id="list227113807" text:style-name="L1">
        <text:list-item>
          <text:list>
            <text:list-item>
              <text:list>
                <text:list-header>
                  <text:p text:style-name="P9">Bake until muffin tops are golden and just firm, 17 to 19 minutes, rotating muffin tin from front to back halfway through baking time. Cool muffins in muffin tin for 5 minutes, then transfer to wire rack and cool 5 minutes before serving.</text:p>
                  <text:p text:style-name="P3"/>
                </text:list-header>
              </text:list>
            </text:list-item>
          </text:list>
        </text:list-item>
      </text:list>
      <text:p text:style-name="P2"/>
      <text:p text:style-name="P2"><text:soft-page-break/>TECHNIQUE</text:p>
      <text:p text:style-name="P13"><text:span text:style-name="T7"><text:tab/><text:tab/>WHEN MORE ISN'T BETTER </text:span><text:span text:style-name="T6">To boost berry flavor in a muffin, simply adding more blueberries isn't the answer. With too many in the mix, the berries sink to the bottom, weighing the muffin down.</text:span></text:p>
      <text:p text:style-name="P2"/>
      <text:p text:style-name="P2">TECHNIQUE</text:p>
      <text:p text:style-name="P10"><text:tab/><text:tab/>MAKING MUFFINS WITH BLUEBERRY FLAVOR THROUGH AND THROUGH </text:p>
      <text:p text:style-name="P14"><text:span text:style-name="T7"><text:tab/><text:tab/>1. MAKE BERRY JAM</text:span><text:span text:style-name="T6"> Cook half of fresh blueberries into thick jam to concentrate their flavor and eliminate excess moisture.<text:tab/><text:tab/></text:span></text:p>
      <text:p text:style-name="P14"><text:span text:style-name="T7"><text:tab/><text:tab/>2. ADD FRESH BERRIES</text:span><text:span text:style-name="T6"> Stir 1 cup of fresh blueberries into batter to provide juicy bursts in every bite.<text:tab/><text:tab/></text:span></text:p>
      <text:p text:style-name="P14"><text:span text:style-name="T7"><text:tab/><text:tab/>3. PORTION BATTER</text:span><text:span text:style-name="T6"> Scoop batter into muffin pans, completely filling cups.</text:span></text:p>
      <text:p text:style-name="P14"><text:span text:style-name="T7"><text:tab/><text:tab/>4. ADD JAM TO BATTER</text:span><text:span text:style-name="T6"> Place 1 teaspoon of cooled berry jam in center of each batter-filled cup, pushing it below surface.</text:span></text:p>
      <text:p text:style-name="P14"><text:span text:style-name="T7"><text:tab/><text:tab/>5. SWIRL INTO BATTER</text:span><text:span text:style-name="T6"> Using chopstick or skewer, swirl jam to spread berry flavor throughout.</text:span></text:p>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11-17T11:42:20</meta:creation-date>
    <meta:document-statistic meta:table-count="0" meta:image-count="0" meta:object-count="0" meta:page-count="3" meta:paragraph-count="34" meta:word-count="508" meta:character-count="3099"/>
    <dc:date>2011-11-17T11:51:05</dc:date>
    <dc:creator>Robert Houk</dc:creator>
    <meta:editing-duration>PT00H08M46S</meta:editing-duration>
    <meta:editing-cycles>1</meta:editing-cycles>
    <meta:generator>OpenOffice.org/3.2$Unix OpenOffice.org_project/320m18$Build-9502</meta:generator>
  </office:meta>
</office:document-meta>
</file>